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Lohit Hindi1" svg:font-family="'Lohit Hindi'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26cb0f" officeooo:paragraph-rsid="0026cb0f"/>
    </style:style>
    <style:style style:name="P2" style:family="paragraph" style:parent-style-name="Heading_20_1">
      <style:paragraph-properties fo:text-align="center" style:justify-single-word="false"/>
      <style:text-properties officeooo:rsid="002530f0" officeooo:paragraph-rsid="002e0cdf"/>
    </style:style>
    <style:style style:name="P3" style:family="paragraph" style:parent-style-name="Subtitle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ext_20_body">
      <style:text-properties officeooo:rsid="0026cb0f" officeooo:paragraph-rsid="0026cb0f"/>
    </style:style>
    <style:style style:name="P5" style:family="paragraph" style:parent-style-name="Text_20_body">
      <style:text-properties officeooo:rsid="0026cb0f" officeooo:paragraph-rsid="003100aa"/>
    </style:style>
    <style:style style:name="P6" style:family="paragraph" style:parent-style-name="Text_20_body">
      <style:text-properties officeooo:rsid="0026cb0f" officeooo:paragraph-rsid="0041ae5b"/>
    </style:style>
    <style:style style:name="P7" style:family="paragraph" style:parent-style-name="Text_20_body">
      <style:paragraph-properties fo:text-align="center" style:justify-single-word="false"/>
      <style:text-properties officeooo:rsid="001a74ca" officeooo:paragraph-rsid="001a74ca"/>
    </style:style>
    <style:style style:name="P8" style:family="paragraph" style:parent-style-name="Text_20_body">
      <style:text-properties officeooo:rsid="003100aa" officeooo:paragraph-rsid="003100aa"/>
    </style:style>
    <style:style style:name="P9" style:family="paragraph" style:parent-style-name="Text_20_body">
      <style:text-properties officeooo:rsid="003100aa" officeooo:paragraph-rsid="00405b04"/>
    </style:style>
    <style:style style:name="P10" style:family="paragraph" style:parent-style-name="Text_20_body">
      <style:text-properties officeooo:rsid="00322c96" officeooo:paragraph-rsid="0032e3c0"/>
    </style:style>
    <style:style style:name="P11" style:family="paragraph" style:parent-style-name="Text_20_body">
      <style:text-properties officeooo:rsid="00322c96" officeooo:paragraph-rsid="00405b04"/>
    </style:style>
    <style:style style:name="P12" style:family="paragraph" style:parent-style-name="Text_20_body">
      <style:text-properties officeooo:rsid="002a0176" officeooo:paragraph-rsid="0033483d"/>
    </style:style>
    <style:style style:name="P13" style:family="paragraph" style:parent-style-name="Text_20_body">
      <style:text-properties officeooo:rsid="0033483d" officeooo:paragraph-rsid="0033483d"/>
    </style:style>
    <style:style style:name="P14" style:family="paragraph" style:parent-style-name="Text_20_body">
      <style:text-properties officeooo:rsid="0035ace4" officeooo:paragraph-rsid="0035ace4"/>
    </style:style>
    <style:style style:name="P15" style:family="paragraph" style:parent-style-name="Text_20_body">
      <style:text-properties officeooo:rsid="0035ace4" officeooo:paragraph-rsid="0035c575"/>
    </style:style>
    <style:style style:name="P16" style:family="paragraph" style:parent-style-name="Text_20_body">
      <style:text-properties officeooo:rsid="0035c575" officeooo:paragraph-rsid="0035c575"/>
    </style:style>
    <style:style style:name="P17" style:family="paragraph" style:parent-style-name="Text_20_body">
      <style:text-properties officeooo:rsid="00396379" officeooo:paragraph-rsid="00396379"/>
    </style:style>
    <style:style style:name="P18" style:family="paragraph" style:parent-style-name="Text_20_body">
      <style:text-properties officeooo:rsid="00396379" officeooo:paragraph-rsid="0041ae5b"/>
    </style:style>
    <style:style style:name="P19" style:family="paragraph" style:parent-style-name="Text_20_body">
      <style:text-properties officeooo:rsid="003b1ed0" officeooo:paragraph-rsid="003cf86a"/>
    </style:style>
    <style:style style:name="P20" style:family="paragraph" style:parent-style-name="Text_20_body">
      <style:text-properties officeooo:rsid="0040f143" officeooo:paragraph-rsid="003100aa"/>
    </style:style>
    <style:style style:name="P21" style:family="paragraph" style:parent-style-name="Text_20_body">
      <style:text-properties officeooo:rsid="0040f143" officeooo:paragraph-rsid="0040f143"/>
    </style:style>
    <style:style style:name="P22" style:family="paragraph" style:parent-style-name="Text_20_body">
      <style:text-properties fo:font-weight="bold" officeooo:rsid="0040f143" officeooo:paragraph-rsid="0040f143" style:font-weight-asian="bold" style:font-weight-complex="bold"/>
    </style:style>
    <style:style style:name="P23" style:family="paragraph" style:parent-style-name="Text_20_body">
      <style:text-properties fo:font-weight="bold" officeooo:rsid="003100aa" officeooo:paragraph-rsid="003100aa" style:font-weight-asian="bold" style:font-weight-complex="bold"/>
    </style:style>
    <style:style style:name="P24" style:family="paragraph" style:parent-style-name="Text_20_body">
      <style:text-properties fo:font-weight="bold" officeooo:rsid="003100aa" officeooo:paragraph-rsid="0026cb0f" style:font-weight-asian="bold" style:font-weight-complex="bold"/>
    </style:style>
    <style:style style:name="P25" style:family="paragraph" style:parent-style-name="Text_20_body">
      <style:text-properties fo:font-weight="bold" officeooo:rsid="0041ae5b" officeooo:paragraph-rsid="0041ae5b" style:font-weight-asian="bold" style:font-weight-complex="bold"/>
    </style:style>
    <style:style style:name="P26" style:family="paragraph" style:parent-style-name="Text_20_body">
      <style:text-properties officeooo:rsid="0041ae5b" officeooo:paragraph-rsid="0041ae5b"/>
    </style:style>
    <style:style style:name="P27" style:family="paragraph" style:parent-style-name="Text_20_body">
      <style:text-properties officeooo:rsid="0041ae5b" officeooo:paragraph-rsid="00376bc4"/>
    </style:style>
    <style:style style:name="P28" style:family="paragraph" style:parent-style-name="Text_20_body">
      <style:text-properties officeooo:paragraph-rsid="0041ae5b"/>
    </style:style>
    <style:style style:name="P29" style:family="paragraph" style:parent-style-name="Text_20_body">
      <style:text-properties officeooo:rsid="0041af4f" officeooo:paragraph-rsid="0041af4f"/>
    </style:style>
    <style:style style:name="P30" style:family="paragraph" style:parent-style-name="Text_20_body">
      <style:text-properties officeooo:rsid="00429566" officeooo:paragraph-rsid="00429566"/>
    </style:style>
    <style:style style:name="P31" style:family="paragraph" style:parent-style-name="Text_20_body">
      <style:text-properties fo:color="#000000" officeooo:rsid="003b1ed0" officeooo:paragraph-rsid="003b1ed0" fo:background-color="transparent"/>
    </style:style>
    <style:style style:name="P32" style:family="paragraph" style:parent-style-name="Text_20_body">
      <style:text-properties fo:color="#000000" officeooo:paragraph-rsid="00429566" fo:background-color="transparent"/>
    </style:style>
    <style:style style:name="P33" style:family="paragraph" style:parent-style-name="Text_20_body">
      <style:text-properties fo:color="#000000" officeooo:rsid="003b1ed0" officeooo:paragraph-rsid="0041af4f"/>
    </style:style>
    <style:style style:name="P34" style:family="paragraph" style:parent-style-name="Text_20_body">
      <style:text-properties fo:color="#000000" style:font-name="Liberation Serif" fo:font-size="12pt" fo:font-weight="normal" officeooo:rsid="003b1ed0" officeooo:paragraph-rsid="003cf86a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color="#000000" style:font-name="Liberation Serif" fo:font-size="12pt" fo:font-weight="normal" officeooo:rsid="0041af4f" officeooo:paragraph-rsid="0041af4f" style:font-size-asian="12pt" style:font-weight-asian="normal" style:font-size-complex="12pt" style:font-weight-complex="normal"/>
    </style:style>
    <style:style style:name="P36" style:family="paragraph" style:parent-style-name="Text_20_body">
      <style:text-properties officeooo:rsid="004332cd" officeooo:paragraph-rsid="004332cd"/>
    </style:style>
    <style:style style:name="P37" style:family="paragraph" style:parent-style-name="Text_20_body">
      <style:text-properties officeooo:rsid="0043f47d" officeooo:paragraph-rsid="0043f47d"/>
    </style:style>
    <style:style style:name="P38" style:family="paragraph" style:parent-style-name="Text_20_body">
      <style:paragraph-properties fo:text-align="center" style:justify-single-word="false" fo:padding="0.0291in" fo:border-left="none" fo:border-right="none" fo:border-top="none" fo:border-bottom="0.06pt solid #000000" style:join-border="false"/>
      <style:text-properties officeooo:rsid="001a74ca" officeooo:paragraph-rsid="001a74ca"/>
    </style:style>
    <style:style style:name="T1" style:family="text">
      <style:text-properties officeooo:rsid="001a74ca"/>
    </style:style>
    <style:style style:name="T2" style:family="text">
      <style:text-properties officeooo:rsid="002530f0"/>
    </style:style>
    <style:style style:name="T3" style:family="text">
      <style:text-properties officeooo:rsid="002a1d3f"/>
    </style:style>
    <style:style style:name="T4" style:family="text">
      <style:text-properties officeooo:rsid="002e0cdf"/>
    </style:style>
    <style:style style:name="T5" style:family="text">
      <style:text-properties officeooo:rsid="003191dd"/>
    </style:style>
    <style:style style:name="T6" style:family="text">
      <style:text-properties officeooo:rsid="0032e3c0"/>
    </style:style>
    <style:style style:name="T7" style:family="text">
      <style:text-properties officeooo:rsid="0033483d"/>
    </style:style>
    <style:style style:name="T8" style:family="text">
      <style:text-properties officeooo:rsid="0035ace4"/>
    </style:style>
    <style:style style:name="T9" style:family="text">
      <style:text-properties officeooo:rsid="0035c575"/>
    </style:style>
    <style:style style:name="T10" style:family="text">
      <style:text-properties officeooo:rsid="003b1ed0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041ae5b" style:font-size-asian="12pt" style:font-size-complex="12pt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41af4f" style:font-size-asian="12pt" style:font-size-complex="12pt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officeooo:rsid="00429566" style:font-size-asian="12pt" style:font-size-complex="12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officeooo:rsid="003cf86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cf86a"/>
    </style:style>
    <style:style style:name="T19" style:family="text">
      <style:text-properties officeooo:rsid="00405b0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1ae5b" style:font-weight-asian="bold" style:font-weight-complex="bold"/>
    </style:style>
    <style:style style:name="T22" style:family="text">
      <style:text-properties officeooo:rsid="0041ae5b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fo:font-size="12pt" fo:font-weight="normal" officeooo:rsid="003cf86a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41af4f" style:font-size-asian="12pt" style:font-weight-asian="normal" style:font-size-complex="12pt" style:font-weight-complex="normal"/>
    </style:style>
    <style:style style:name="T26" style:family="text">
      <style:text-properties officeooo:rsid="00429566"/>
    </style:style>
    <style:style style:name="T27" style:family="text">
      <style:text-properties officeooo:rsid="004332cd"/>
    </style:style>
    <style:style style:name="T28" style:family="text">
      <style:text-properties officeooo:rsid="0043f4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4">Optimizing Mandelbrot set generation</text:span></text:h>
      <text:p text:style-name="P3"><text:span text:style-name="T1">C</text:span>S3014 – Concurrent Systems II </text:p>
      <text:p text:style-name="P7"><text:span text:style-name="T2">By </text:span>Kevin Hennessy – 11726665</text:p>
      <text:p text:style-name="P38"/>
      <text:p text:style-name="P24"/>
      <text:p text:style-name="P23"/>
      <text:p text:style-name="P23">Introduction:</text:p>
      <text:p text:style-name="P8"/>
      <text:p text:style-name="P9"><text:span text:style-name="T19">For my solution, I was i</text:span>nspired by <text:span text:style-name="T19">the </text:span>Matrix Multiplication lab<text:span text:style-name="T5"> which used pthreads and won in the large category in the previous assignment and I was curious to try them in my program. I decided I would implement both pthreads and OpenMP and compare their performance at rendering the Mandelbrot image.</text:span></text:p>
      <text:p text:style-name="P20"/>
      <text:p text:style-name="P22">Optimizations my program uses: </text:p>
      <text:p text:style-name="P21">SSE – I rewrote the member function to perform the calculation on four points at once.</text:p>
      <text:p text:style-name="P21">OMP – Uses “OMP parallel for collapse(2)” on the main loop of the program. Mainly implemented for comparison. </text:p>
      <text:p text:style-name="P21">pThreads - <text:span text:style-name="T19">Between each frame, my program divides the image into a grid and creat</text:span>e<text:span text:style-name="T19">s separate </text:span>p<text:span text:style-name="T19">threads to calculate part of the image and draw it to the screen. I also increase the number of threads as the rendering zooms in to take account of the fact that the black pixels take more time to compute.</text:span></text:p>
      <text:p text:style-name="P37"><text:span text:style-name="T19">[</text:span>All optimizations are toggle-able using constants in the program.]</text:p>
      <text:p text:style-name="P5"/>
      <text:p text:style-name="P25">Pthread Measurements:</text:p>
      <text:p text:style-name="P1"/>
      <text:p text:style-name="P12">entirely unoptimized: <text:span text:style-name="T3">44317930 (except for -O3)</text:span></text:p>
      <text:p text:style-name="P1"/>
      <text:p text:style-name="P10"><text:s text:c="32"/></text:p>
      <text:p text:style-name="P13"><text:span text:style-name="T3">J</text:span>ust pthreads with 100 threads <text:s text:c="5"/>2909785</text:p>
      <text:p text:style-name="P13">just pthreads with 250 threads <text:s text:c="6"/>1965672 </text:p>
      <text:p text:style-name="P13">just pthreads with 300 threads <text:s text:c="4"/><text:span text:style-name="T17"><text:s/></text:span><text:span text:style-name="T20"><text:s/>1914202 <text:s/></text:span></text:p>
      <text:p text:style-name="P13">just pthreads with 500 threads <text:s text:c="6"/>2101447</text:p>
      <text:p text:style-name="P11"><text:soft-page-break/><text:span text:style-name="T6"><text:s/>Just pthreads with 4000 threads 11601283</text:span> <text:s text:c="2"/></text:p>
      <text:p text:style-name="P13"/>
      <text:p text:style-name="P30">From this I decided 300 was a good number of threads to use for a 700*700 screen.</text:p>
      <text:p text:style-name="P26"/>
      <text:p text:style-name="P26">After I had <text:span text:style-name="T26">implemented</text:span> this I <text:span text:style-name="T26">found</text:span> that the rendering slowed down when it was given points that needed a higher number of iterations. (IE when the rendering was more zoomed in.) To rectify this I set up my program to double the number of threads it uses. (Ie re-calculate the grid) after the depth has reached half of its maximum. (depth == 20 with default settings.<text:span text:style-name="T26">) After doing this:</text:span></text:p>
      <text:p text:style-name="P14">pthreads with 300 threads: <text:s text:c="32"/>2038198</text:p>
      <text:p text:style-name="P14"/>
      <text:p text:style-name="P14"><text:span text:style-name="T26">As this was basically the same as the previos answer </text:span>I tried doubling the number of threads after every depth <text:span text:style-name="T22">that was evenly divisable by 10.</text:span></text:p>
      <text:p text:style-name="P14">pthreads with 300 threads: <text:s/>5643714</text:p>
      <text:p text:style-name="P15">pthreads with 300 threads: <text:s/><text:span text:style-name="T9">5909014</text:span></text:p>
      <text:p text:style-name="P15"/>
      <text:p text:style-name="P26">This slowed the program down drastically, so <text:span text:style-name="T9"><text:s/>I tried adding 300 threads every </text:span>time <text:span text:style-name="T9">depth%10 ==0.</text:span></text:p>
      <text:p text:style-name="P16"><text:span text:style-name="T8">pthreads with 300 threads: <text:s text:c="5"/></text:span>3266472</text:p>
      <text:p text:style-name="P16"/>
      <text:p text:style-name="P28"><text:span text:style-name="T26">As the overhead on this still seemed to be quite high I tried adding 300 threads every depth % 20 ==0</text:span></text:p>
      <text:p text:style-name="P28"><text:span text:style-name="T22">result: </text:span><text:span text:style-name="T21">1974202</text:span></text:p>
      <text:p text:style-name="P26"/>
      <text:p text:style-name="P30">This result was <text:span text:style-name="T27">23 times</text:span> faster than the unoptimized version and thus was the version I decided to use in my program.</text:p>
      <text:p text:style-name="P26"/>
      <text:p text:style-name="P25">OMP Measurements:</text:p>
      <text:p text:style-name="P6"><text:span text:style-name="T7"/></text:p>
      <text:p text:style-name="P18"><text:span text:style-name="T22">For comparison, </text:span>I then tried <text:span text:style-name="T22">the OMP parellalized part of my program, which used an “OMP parallel for collapse(2)” on the main two for-loops. </text:span></text:p>
      <text:p text:style-name="P18"/>
      <text:p text:style-name="P18"><text:span text:style-name="T22">Result : </text:span><text:span text:style-name="T21"><text:s/>2768065</text:span></text:p>
      <text:p text:style-name="P18"/>
      <text:p text:style-name="P29"><text:span text:style-name="T22">T</text:span>his result was <text:span text:style-name="T27">16 times</text:span> <text:span text:style-name="T26">faster than the unoptimized version but </text:span>slower than pthreaded version so it <text:soft-page-break/>was not the one I decided to go with in my final program.</text:p>
      <text:p text:style-name="P27"/>
      <text:p text:style-name="P17"/>
      <text:p text:style-name="P17"/>
      <text:p text:style-name="P17"/>
      <text:p text:style-name="P26"><text:span text:style-name="T20">SSE Measurements:</text:span></text:p>
      <text:p text:style-name="P32"><text:span text:style-name="T10">I re-wrote the “member” function using SSE to make it be able to take in</text:span><text:span text:style-name="T11"> 4 coordinates at a time, allowing </text:span><text:span text:style-name="T12">for the method to do 4 </text:span><text:span text:style-name="T13">member check operations</text:span><text:span text:style-name="T12"> in parallel. </text:span></text:p>
      <text:p text:style-name="P32"><text:span text:style-name="T12"/></text:p>
      <text:p text:style-name="P32"><text:span text:style-name="T11">The sse_member returns the number of iterations that each coordinate takes to process, </text:span><text:span text:style-name="T14">and when it returns </text:span><text:span text:style-name="T11">we check if the iterations is equal to the MAX_ITERATIONS. </text:span><text:span text:style-name="T14">I</text:span><text:span text:style-name="T11">f it is not then we just print that coordinate black.</text:span><text:span text:style-name="T23"> </text:span></text:p>
      <text:p text:style-name="P31"/>
      <text:p text:style-name="P33"><text:span text:style-name="T18">As the server was under heavy load at the time I was implementing this part of the program, so to rectify this I ran the program with parameters I had previously used and compared the results with the same calculation done when the server was less busy</text:span></text:p>
      <text:p text:style-name="P33"><text:span text:style-name="T24"/></text:p>
      <text:p text:style-name="P33"><text:span text:style-name="T25">Just pthreads</text:span><text:span text:style-name="T24"> 3340669 <text:s/>/ 1914202 <text:s/>= 1.6</text:span></text:p>
      <text:p text:style-name="P34"><text:span text:style-name="T16"/></text:p>
      <text:p text:style-name="P35"><text:span text:style-name="T16">F</text:span><text:span text:style-name="T15">rom this I was able to estimate the value of the final program, running using pthreads and SSE vectorization:</text:span></text:p>
      <text:p text:style-name="P34"><text:span text:style-name="T16">2616523 /1.6 = </text:span><text:span text:style-name="T15">1635326</text:span> </text:p>
      <text:p text:style-name="P19"/>
      <text:p text:style-name="P36">This meant that my final program ran 27 times faster than the unoptimized version, which was a result I was very happy wi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Lohit Hindi1" svg:font-family="'Lohit Hindi'"/>
    <style:font-face style:name="helvetica" svg:font-family="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3:27:08.008283645</meta:creation-date>
    <meta:generator>LibreOffice/4.1.1.2$Windows_x86 LibreOffice_project/7e4286b58adc75a14f6d83f53a03b6c11fa2903</meta:generator>
    <dc:date>2014-04-06T00:37:24.624000000</dc:date>
    <meta:editing-duration>PT9H7M25S</meta:editing-duration>
    <meta:editing-cycles>29</meta:editing-cycles>
    <meta:document-statistic meta:table-count="0" meta:image-count="0" meta:object-count="0" meta:page-count="3" meta:paragraph-count="41" meta:word-count="629" meta:character-count="3730" meta:non-whitespace-character-count="3025"/>
  </office:meta>
</office:document-meta>
</file>